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Text_20_body" style:list-style-name="L5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6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7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8">
      <style:paragraph-properties fo:margin-top="0in" fo:margin-bottom="0in"/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9">
      <style:paragraph-properties fo:margin-top="0in" fo:margin-bottom="0in"/>
    </style:style>
    <style:style style:name="P25" style:family="paragraph" style:parent-style-name="Text_20_body" style:list-style-name="L10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Text_20_body" style:list-style-name="L11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12">
    </style:style>
    <style:style style:name="P34" style:family="paragraph" style:parent-style-name="Text_20_body" style:list-style-name="L13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14">
    </style:style>
    <style:style style:name="P40" style:family="paragraph" style:parent-style-name="Text_20_body" style:list-style-name="L15">
      <style:paragraph-properties fo:margin-top="0in" fo:margin-bottom="0in"/>
    </style:style>
    <style:style style:name="P41" style:family="paragraph" style:parent-style-name="Text_20_body" style:list-style-name="L16">
      <style:paragraph-properties fo:margin-top="0in" fo:margin-bottom="0in"/>
    </style:style>
    <style:style style:name="P42" style:family="paragraph" style:parent-style-name="Text_20_body" style:list-style-name="L17">
      <style:paragraph-properties fo:margin-top="0in" fo:margin-bottom="0in"/>
    </style:style>
    <style:style style:name="P43" style:family="paragraph" style:parent-style-name="Text_20_body" style:list-style-name="L18">
      <style:paragraph-properties fo:margin-top="0in" fo:margin-bottom="0in"/>
    </style:style>
    <style:style style:name="P44" style:family="paragraph" style:parent-style-name="Text_20_body" style:list-style-name="L19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Text_20_body" style:list-style-name="L20">
      <style:paragraph-properties fo:margin-top="0in" fo:margin-bottom="0in"/>
    </style:style>
    <style:style style:name="P52" style:family="paragraph" style:parent-style-name="Text_20_body" style:list-style-name="L21">
      <style:paragraph-properties fo:margin-top="0in" fo:margin-bottom="0in"/>
    </style:style>
    <style:style style:name="P53" style:family="paragraph" style:parent-style-name="Text_20_body" style:list-style-name="L22">
      <style:paragraph-properties fo:margin-top="0in" fo:margin-bottom="0in"/>
    </style:style>
    <style:style style:name="P54" style:family="paragraph" style:parent-style-name="Text_20_body" style:list-style-name="L23">
      <style:paragraph-properties fo:margin-top="0in" fo:margin-bottom="0in"/>
    </style:style>
    <style:style style:name="P55" style:family="paragraph" style:parent-style-name="Text_20_body" style:list-style-name="L24">
      <style:paragraph-properties fo:margin-top="0in" fo:margin-bottom="0in"/>
    </style:style>
    <style:style style:name="P56" style:family="paragraph" style:parent-style-name="Text_20_body" style:list-style-name="L25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</office:automatic-styles>
  <office:body>
    <office:text>
      <text:h text:style-name="Heading_20_1" text:outline-level="1"><text:bookmark-start text:name="operators"/>Operators<text:bookmark-end text:name="operators"/></text:h>
      <text:h text:style-name="Heading_20_2" text:outline-level="2"><text:bookmark-start text:name="arithmetic-operators"/>Arithmetic Operators<text:bookmark-end text:name="arithmetic-operators"/></text:h>
      <text:p text:style-name="First_20_paragraph">Variables can be used to do math. All the usual arithmetic operations are available in C#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C# Operator</text:p>
            </table:table-cell>
            <table:table-cell table:style-name="TableHeaderRowCell" office:value-type="string">
              <text:p text:style-name="Table_20_Heading">C# Expression</text:p>
            </table:table-cell>
          </table:table-row>
        </table:table-header-rows>
        <table:table-row>
          <table:table-cell table:style-name="TableRowCell" office:value-type="string">
            <text:p text:style-name="Table_20_Contents">Addition</text:p>
          </table:table-cell>
          <table:table-cell table:style-name="TableRowCell" office:value-type="string">
            <text:p text:style-name="Table_20_Contents"><text:span text:style-name="Source_Text">+</text:span></text:p>
          </table:table-cell>
          <table:table-cell table:style-name="TableRowCell" office:value-type="string">
            <text:p text:style-name="Table_20_Contents"><text:span text:style-name="Source_Text">myVar + 7</text:span></text:p>
          </table:table-cell>
        </table:table-row>
        <table:table-row>
          <table:table-cell table:style-name="TableRowCell" office:value-type="string">
            <text:p text:style-name="Table_20_Contents">Subtraction</text:p>
          </table:table-cell>
          <table:table-cell table:style-name="TableRowCell" office:value-type="string">
            <text:p text:style-name="Table_20_Contents"><text:span text:style-name="Source_Text">-</text:span></text:p>
          </table:table-cell>
          <table:table-cell table:style-name="TableRowCell" office:value-type="string">
            <text:p text:style-name="Table_20_Contents"><text:span text:style-name="Source_Text">myVar - 7</text:span></text:p>
          </table:table-cell>
        </table:table-row>
        <table:table-row>
          <table:table-cell table:style-name="TableRowCell" office:value-type="string">
            <text:p text:style-name="Table_20_Contents">Multiplication</text:p>
          </table:table-cell>
          <table:table-cell table:style-name="TableRowCell" office:value-type="string">
            <text:p text:style-name="Table_20_Contents"><text:span text:style-name="Source_Text">*</text:span></text:p>
          </table:table-cell>
          <table:table-cell table:style-name="TableRowCell" office:value-type="string">
            <text:p text:style-name="Table_20_Contents"><text:span text:style-name="Source_Text">myVar * 7</text:span></text:p>
          </table:table-cell>
        </table:table-row>
        <table:table-row>
          <table:table-cell table:style-name="TableRowCell" office:value-type="string">
            <text:p text:style-name="Table_20_Contents">Division</text:p>
          </table:table-cell>
          <table:table-cell table:style-name="TableRowCell" office:value-type="string">
            <text:p text:style-name="Table_20_Contents"><text:span text:style-name="Source_Text">/</text:span></text:p>
          </table:table-cell>
          <table:table-cell table:style-name="TableRowCell" office:value-type="string">
            <text:p text:style-name="Table_20_Contents"><text:span text:style-name="Source_Text">myVar / 7</text:span></text:p>
          </table:table-cell>
        </table:table-row>
        <table:table-row>
          <table:table-cell table:style-name="TableRowCell" office:value-type="string">
            <text:p text:style-name="Table_20_Contents">Remainder (a.k.a. modulo)</text:p>
          </table:table-cell>
          <table:table-cell table:style-name="TableRowCell" office:value-type="string">
            <text:p text:style-name="Table_20_Contents"><text:span text:style-name="Source_Text">%</text:span></text:p>
          </table:table-cell>
          <table:table-cell table:style-name="TableRowCell" office:value-type="string">
            <text:p text:style-name="Table_20_Contents"><text:span text:style-name="Source_Text">myVar % 7</text:span></text:p>
          </table:table-cell>
        </table:table-row>
      </table:table>
      <text:p text:style-name="First_20_paragraph">Note: the “remainder” or “modulo” operator represents the remainder after doing integer division between its two operands.<text:line-break/>For example, 44 % 7 = 2 because 44/7 = 6 when rounded down, then do 7*6 to get 42 and 44 - 42 = 2.</text:p>
      <text:h text:style-name="Heading_20_2" text:outline-level="2"><text:bookmark-start text:name="arithmetic-and-variables"/>Arithmetic and variables<text:bookmark-end text:name="arithmetic-and-variables"/></text:h>
      <text:list text:style-name="L1">
        <text:list-item>
          <text:p text:style-name="P1">The result of an arithmetic expression (like those shown in the table) is a numeric value</text:p>
          <text:list text:style-name="L2">
            <text:list-item>
              <text:p text:style-name="P2">For example, the C# expression <text:span text:style-name="Source_Text">3 * 4</text:span> has the value <text:span text:style-name="Source_Text">12</text:span>, which is <text:span text:style-name="Source_Text">int</text:span> data</text:p>
            </text:list-item>
          </text:list>
        </text:list-item>
        <text:list-item>
          <text:p text:style-name="P1">A numeric value can be assigned to a variable of the same type, just like a literal: <text:span text:style-name="Source_Text">int myVar = 3 * 4;</text:span> initializes the variable <text:span text:style-name="Source_Text">myVar</text:span> to contain the value <text:span text:style-name="Source_Text">12</text:span></text:p>
        </text:list-item>
        <text:list-item>
          <text:p text:style-name="P1">A numeric-type variable can be used in an arithmetic expression</text:p>
        </text:list-item>
        <text:list-item>
          <text:p text:style-name="P1">When a variable is used in an arithmetic expression, its current value is read, and the math is done on that value</text:p>
        </text:list-item>
        <text:list-item>
          <text:p text:style-name="P1">Example:</text:p>
          <text:p text:style-name="P3">int a = 4;</text:p>
          <text:p text:style-name="P4">int b = a + 5;</text:p>
          <text:p text:style-name="P5">a = b * 2;</text:p>
          <text:list text:style-name="L3">
            <text:list-item>
              <text:p text:style-name="P6">To execute the second line of the code, the computer will first evaluate the expression on the right side of the <text:span text:style-name="Source_Text">=</text:span> sign. It reads the value of the variable <text:span text:style-name="Source_Text">a</text:span>, which is 4, and then computes the result of <text:span text:style-name="Source_Text">4 + 5</text:span>, which is 9. Then, it assigns this value to the variable <text:span text:style-name="Source_Text">b</text:span> (remember assignment goes right to left).</text:p>
            </text:list-item>
            <text:list-item>
              <text:p text:style-name="P6">To execute the third line of code, the computer first evaluates the expression on the right side of the <text:span text:style-name="Source_Text">=</text:span> sign, which means reading the value of <text:span text:style-name="Source_Text">b</text:span> to use in the arithmetic operation. <text:span text:style-name="Source_Text">b</text:span> contains 9, so the expression is <text:span text:style-name="Source_Text">9 * 2</text:span>, which evaluates to 18. Then it assigns the value 18 to the variable <text:span text:style-name="Source_Text">a</text:span>, which now contains 18 instead of 4.</text:p>
            </text:list-item>
          </text:list>
        </text:list-item>
        <text:list-item>
          <text:p text:style-name="P1">A variable can appear on both sides of the <text:span text:style-name="Source_Text">=</text:span> sign, like this:</text:p>
          <text:p text:style-name="P7">int myVar = 4;</text:p>
          <text:p text:style-name="P8">myVar = myVar * 2;</text:p>
          <text:p text:style-name="P1">This looks like a paradox because <text:span text:style-name="Source_Text">myVar</text:span> is assigned to itself, but it has a clear meaning because assignment is evaluated right to left. When executing the second line of code, the computer evaluates the right side of the <text:span text:style-name="Source_Text">=</text:span> before doing the assignment. So it first reads the current (“old”) value of <text:span text:style-name="Source_Text">myVar</text:span>, which is 4, and computes <text:span text:style-name="Source_Text">4 * 2</text:span> to get the value 8. Then, it assigns the new value to <text:span text:style-name="Source_Text">myVar</text:span>, overwriting its old value.</text:p>
        </text:list-item>
      </text:list>
      <text:h text:style-name="Heading_20_2" text:outline-level="2"><text:bookmark-start text:name="compound-assignment-operators"/>Compound assignment operators<text:bookmark-end text:name="compound-assignment-operators"/></text:h>
      <text:list text:style-name="L4">
        <text:list-item>
          <text:p text:style-name="P9">The pattern of “compute an expression with a variable, then assign the result to that variable” is common, so there are shortcuts for doing it</text:p>
        </text:list-item>
        <text:list-item>
          <text:p text:style-name="P9">The <text:span text:style-name="T1">compound assignment operators</text:span> change the value of a variable by adding, subtracting, etc. from its current value, equivalent to an assignment statement that has the value on both sides:</text:p>
        </text:list-item>
      </text:list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Statement</text:p>
            </table:table-cell>
            <table:table-cell table:style-name="TableHeaderRowCell" office:value-type="string">
              <text:p text:style-name="Table_20_Heading">Equivalent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x += 2;</text:span></text:p>
          </table:table-cell>
          <table:table-cell table:style-name="TableRowCell" office:value-type="string">
            <text:p text:style-name="Table_20_Contents"><text:span text:style-name="Source_Text">x = x + 2;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x -= 2;</text:span></text:p>
          </table:table-cell>
          <table:table-cell table:style-name="TableRowCell" office:value-type="string">
            <text:p text:style-name="Table_20_Contents"><text:span text:style-name="Source_Text">x = x - 2;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x *= 2;</text:span></text:p>
          </table:table-cell>
          <table:table-cell table:style-name="TableRowCell" office:value-type="string">
            <text:p text:style-name="Table_20_Contents"><text:span text:style-name="Source_Text">x = x * 2;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x /= 2;</text:span></text:p>
          </table:table-cell>
          <table:table-cell table:style-name="TableRowCell" office:value-type="string">
            <text:p text:style-name="Table_20_Contents"><text:span text:style-name="Source_Text">x = x / 2;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x %= 2;</text:span></text:p>
          </table:table-cell>
          <table:table-cell table:style-name="TableRowCell" office:value-type="string">
            <text:p text:style-name="Table_20_Contents"><text:span text:style-name="Source_Text">x = x % 2;</text:span></text:p>
          </table:table-cell>
        </table:table-row>
      </table:table>
      <text:h text:style-name="Heading_20_2" text:outline-level="2"><text:bookmark-start text:name="increment-and-decrement-operators"/>Increment and Decrement Operators<text:bookmark-end text:name="increment-and-decrement-operators"/></text:h>
      <text:h text:style-name="Heading_20_3" text:outline-level="3"><text:bookmark-start text:name="increment-and-decrement-basics"/>Increment and decrement basics<text:bookmark-end text:name="increment-and-decrement-basics"/></text:h>
      <text:list text:style-name="L5">
        <text:list-item>
          <text:p text:style-name="P10">In C#, we have already seen multiple ways to add 1 to a numeric variable:</text:p>
        </text:list-item>
      </text:list>
      <text:p text:style-name="P11">int myVar = 1;</text:p>
      <text:p text:style-name="P12">myVar = myVar + 1;</text:p>
      <text:p text:style-name="P13">myVar += 1</text:p>
      <text:p text:style-name="First_20_paragraph">These two lines of code have the same effect; the <text:span text:style-name="Source_Text">+=</text:span> operator is “shorthand” for “add and assign”</text:p>
      <text:list text:style-name="L6">
        <text:list-item>
          <text:p text:style-name="P14">The <text:span text:style-name="T1">increment operator</text:span>, <text:span text:style-name="Source_Text">++</text:span>, is an even shorter way to add 1 to a variable. It can be used in two ways:</text:p>
        </text:list-item>
      </text:list>
      <text:p text:style-name="P15">myVar++;</text:p>
      <text:p text:style-name="P16">++myVar;</text:p>
      <text:list text:style-name="L7">
        <text:list-item>
          <text:p text:style-name="P17">Writing <text:span text:style-name="Source_Text">++</text:span> after the name of the variable is called a <text:span text:style-name="T1">postfix increment</text:span>, while writing <text:span text:style-name="Source_Text">++</text:span> before the name of the variable is called a <text:span text:style-name="T1">prefix increment</text:span>. They both have the same effect on the variable: its value increases by 1.</text:p>
        </text:list-item>
        <text:list-item>
          <text:p text:style-name="P17">Similarly, there are multiple ways to subtract 1 from a numeric variable:</text:p>
        </text:list-item>
      </text:list>
      <text:p text:style-name="P18">int myVar = 10;</text:p>
      <text:p text:style-name="P19">myVar = myVar - 1;</text:p>
      <text:p text:style-name="P20">myVar -= 1;</text:p>
      <text:list text:style-name="L8">
        <text:list-item>
          <text:p text:style-name="P21">The <text:span text:style-name="T1">decrement operator</text:span>, <text:span text:style-name="Source_Text">--</text:span>, is a shortcut for subtracting 1 from a variable, and is used just like the increment operator:</text:p>
        </text:list-item>
      </text:list>
      <text:p text:style-name="P22">myVar--;</text:p>
      <text:p text:style-name="P23">--myVar;</text:p>
      <text:list text:style-name="L9">
        <text:list-item>
          <text:p text:style-name="P24">To summarize, the increment and decrement operators both have a prefix and postfix version: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Table_20_Heading">Increment</text:p>
            </table:table-cell>
            <table:table-cell table:style-name="TableHeaderRowCell" office:value-type="string">
              <text:p text:style-name="Table_20_Heading">Decrement</text:p>
            </table:table-cell>
          </table:table-row>
        </table:table-header-rows>
        <table:table-row>
          <table:table-cell table:style-name="TableRowCell" office:value-type="string">
            <text:p text:style-name="Table_20_Contents">Postfix</text:p>
          </table:table-cell>
          <table:table-cell table:style-name="TableRowCell" office:value-type="string">
            <text:p text:style-name="Table_20_Contents"><text:span text:style-name="Source_Text">myVar++</text:span></text:p>
          </table:table-cell>
          <table:table-cell table:style-name="TableRowCell" office:value-type="string">
            <text:p text:style-name="Table_20_Contents"><text:span text:style-name="Source_Text">myVar--</text:span></text:p>
          </table:table-cell>
        </table:table-row>
        <table:table-row>
          <table:table-cell table:style-name="TableRowCell" office:value-type="string">
            <text:p text:style-name="Table_20_Contents">Prefix</text:p>
          </table:table-cell>
          <table:table-cell table:style-name="TableRowCell" office:value-type="string">
            <text:p text:style-name="Table_20_Contents"><text:span text:style-name="Source_Text">++myVar</text:span></text:p>
          </table:table-cell>
          <table:table-cell table:style-name="TableRowCell" office:value-type="string">
            <text:p text:style-name="Table_20_Contents"><text:span text:style-name="Source_Text">--myVar</text:span></text:p>
          </table:table-cell>
        </table:table-row>
      </table:table>
      <text:h text:style-name="Heading_20_3" text:outline-level="3"><text:bookmark-start text:name="difference-between-prefix-and-postfix"/>Difference between prefix and postfix<text:bookmark-end text:name="difference-between-prefix-and-postfix"/></text:h>
      <text:list text:style-name="L10">
        <text:list-item>
          <text:p text:style-name="P25">The prefix and postfix versions of the increment and decrement operators both have the same effect on the variable: Its value increases or decreases by 1</text:p>
        </text:list-item>
        <text:list-item>
          <text:p text:style-name="P25">The difference between prefix and postfix is whether the “old” or “new” value of the variable is <text:span text:style-name="T2">returned</text:span> by the expression</text:p>
        </text:list-item>
        <text:list-item>
          <text:p text:style-name="P25">With postfix increment/decrement, the operator returns the value of the variable, <text:span text:style-name="T2">then</text:span> increases/decreases it by 1</text:p>
        </text:list-item>
        <text:list-item>
          <text:p text:style-name="P25">This means the value of the increment/decrement expression is the <text:span text:style-name="T2">old</text:span> value of the variable, before it was incremented/decremented</text:p>
        </text:list-item>
        <text:list-item>
          <text:p text:style-name="P25">Consider this example:</text:p>
        </text:list-item>
      </text:list>
      <text:p text:style-name="P26">int a = 1;</text:p>
      <text:p text:style-name="P27">Console.WriteLine(a++);</text:p>
      <text:p text:style-name="P28">Console.WriteLine(a--);</text:p>
      <text:list text:style-name="L11">
        <text:list-item>
          <text:p text:style-name="P29">The expression <text:span text:style-name="Source_Text">a++</text:span> returns the current value of <text:span text:style-name="Source_Text">a</text:span>, which is 1, to be used in Console.WriteLine. <text:span text:style-name="T2">Then</text:span> it increments <text:span text:style-name="Source_Text">a</text:span> by 1, giving it a new value of 2. Thus, the first Console.WriteLine displays “1” on the screen.</text:p>
        </text:list-item>
        <text:list-item>
          <text:p text:style-name="P29">The expression <text:span text:style-name="Source_Text">a--</text:span> returns the current value of <text:span text:style-name="Source_Text">a</text:span>, which is 2, to be used in Console.WriteLine, and <text:span text:style-name="T2">then</text:span> decrements <text:span text:style-name="Source_Text">a</text:span> by 1. Thus, the second Console.WriteLine displays “2” on the screen.</text:p>
        </text:list-item>
        <text:list-item>
          <text:p text:style-name="P29">With prefix increment/decrement, the operator increases/decreases the value of the variable by 1, <text:span text:style-name="T2">then</text:span> returns its value</text:p>
        </text:list-item>
        <text:list-item>
          <text:p text:style-name="P29">This means the value of the increment/decrement expression is the <text:span text:style-name="T2">new</text:span> value of the variable, after the increment/decrement</text:p>
        </text:list-item>
        <text:list-item>
          <text:p text:style-name="P29">Consider the same code, but with prefix instead of postfix operators:</text:p>
        </text:list-item>
      </text:list>
      <text:p text:style-name="P30">int a = 1;</text:p>
      <text:p text:style-name="P31">Console.WriteLine(++a);</text:p>
      <text:p text:style-name="P32">Console.WriteLine(--a);</text:p>
      <text:list text:style-name="L12">
        <text:list-item>
          <text:p text:style-name="P33">The expression <text:span text:style-name="Source_Text">++a</text:span> increments <text:span text:style-name="Source_Text">a</text:span> by 1, then returns the value of <text:span text:style-name="Source_Text">a</text:span> for use in Console.WriteLine. Thus, the first Console.WriteLine displays “2” on the screen.</text:p>
        </text:list-item>
        <text:list-item>
          <text:p text:style-name="P33">The expression <text:span text:style-name="Source_Text">--a</text:span> decrements <text:span text:style-name="Source_Text">a</text:span> by 1, then returns the value of <text:span text:style-name="Source_Text">a</text:span> for use in Console.WriteLine. Thus, the second Console.WriteLine displays “1” on the screen.</text:p>
        </text:list-item>
      </text:list>
      <text:h text:style-name="Heading_20_3" text:outline-level="3"><text:bookmark-start text:name="using-incrementdecrement-in-expressions"/>Using increment/decrement in expressions<text:bookmark-end text:name="using-incrementdecrement-in-expressions"/></text:h>
      <text:list text:style-name="L13">
        <text:list-item>
          <text:p text:style-name="P34">The <text:span text:style-name="Source_Text">++</text:span> and <text:span text:style-name="Source_Text">--</text:span> operators have higher precedence than the other math operators, so if you use them in an expression they will get executed first</text:p>
        </text:list-item>
        <text:list-item>
          <text:p text:style-name="P34">The “result” of the operator, i.e. the value that will be used in the rest of the math expression, depends on whether it is the prefix or postfix increment/decrement operator: The prefix operator returns the variable’s new value, while the postfix operator returns the variable’s old value</text:p>
        </text:list-item>
        <text:list-item>
          <text:p text:style-name="P34">Consider these examples:</text:p>
        </text:list-item>
      </text:list>
      <text:p text:style-name="P35">int a = 1;</text:p>
      <text:p text:style-name="P36">int b = a++;</text:p>
      <text:p text:style-name="P37">int c = ++a * 2 + 4;</text:p>
      <text:p text:style-name="P38">int d = a-- + 1;</text:p>
      <text:list text:style-name="L14">
        <text:list-item>
          <text:p text:style-name="P39">The variable <text:span text:style-name="Source_Text">b</text:span> gets the value 1, because <text:span text:style-name="Source_Text">a++</text:span> returns the “old” value of <text:span text:style-name="Source_Text">a</text:span> (1) and then increments <text:span text:style-name="Source_Text">a</text:span> to 2</text:p>
        </text:list-item>
        <text:list-item>
          <text:p text:style-name="P39">In the expression <text:span text:style-name="Source_Text">++a * 2 + 4</text:span>, the operator <text:span text:style-name="Source_Text">++a</text:span> executes first, and it returns the new value of <text:span text:style-name="Source_Text">a</text:span>, which is 3. Then the multiplication executes (<text:span text:style-name="Source_Text">3 * 2</text:span>, which is 6), then the addition (<text:span text:style-name="Source_Text">6 + 4</text:span>, which is 10). Thus <text:span text:style-name="Source_Text">c</text:span> gets the value 10.</text:p>
        </text:list-item>
        <text:list-item>
          <text:p text:style-name="P39">In thee expression <text:span text:style-name="Source_Text">a-- + 1</text:span>, the operator <text:span text:style-name="Source_Text">a--</text:span> executes first, and it returns the <text:span text:style-name="T2">old</text:span> value of <text:span text:style-name="Source_Text">a</text:span>, which is 3 (even though <text:span text:style-name="Source_Text">a</text:span> is now 2). Then the addition executes, so <text:span text:style-name="Source_Text">d</text:span> gets the value 4.</text:p>
        </text:list-item>
      </text:list>
      <text:h text:style-name="Heading_20_2" text:outline-level="2"><text:bookmark-start text:name="arithmetic-on-mixed-data-types"/>Arithmetic on Mixed Data Types<text:bookmark-end text:name="arithmetic-on-mixed-data-types"/></text:h>
      <text:list text:style-name="L15">
        <text:list-item>
          <text:p text:style-name="P40">The math operators (<text:span text:style-name="Source_Text">+</text:span>, <text:span text:style-name="Source_Text">-</text:span>, <text:span text:style-name="Source_Text">*</text:span>, <text:span text:style-name="Source_Text">/</text:span>) are defined separately for each data type: There is an <text:span text:style-name="Source_Text">int</text:span> version of <text:span text:style-name="Source_Text">+</text:span> that adds <text:span text:style-name="Source_Text">int</text:span>s, a <text:span text:style-name="Source_Text">float</text:span> version of <text:span text:style-name="Source_Text">+</text:span> that adds <text:span text:style-name="Source_Text">float</text:span>s, etc.</text:p>
        </text:list-item>
        <text:list-item>
          <text:p text:style-name="P40">Each operator expects to get two values of the same type on each side, and produces a result of that same type. For example, <text:span text:style-name="Source_Text">2.25 + 3.25</text:span> uses the <text:span text:style-name="Source_Text">double</text:span> version of <text:span text:style-name="Source_Text">+</text:span>, which adds the two <text:span text:style-name="Source_Text">double</text:span> values to produce a <text:span text:style-name="Source_Text">double</text:span>-type result, 5.5.</text:p>
        </text:list-item>
        <text:list-item>
          <text:p text:style-name="P40">Most operators have the same effect regardless of their type, except for <text:span text:style-name="Source_Text">/</text:span></text:p>
        </text:list-item>
        <text:list-item>
          <text:p text:style-name="P40">The <text:span text:style-name="Source_Text">int</text:span>/<text:span text:style-name="Source_Text">short</text:span>/<text:span text:style-name="Source_Text">long</text:span> version of <text:span text:style-name="Source_Text">/</text:span> does <text:span text:style-name="T1">integer division</text:span>, which returns only the quotient and drops the remainder: In the statement <text:span text:style-name="Source_Text">int result = 21 / 5;</text:span>, the variable <text:span text:style-name="Source_Text">result</text:span> gets the value 4, because <draw:frame draw:style-name="fr1" text:anchor-type="as-char"><draw:object xlink:href="Formula-0/" xlink:type="simple" xlink:show="embed" xlink:actuate="onLoad"/></draw:frame> is 4 with a remainder of 1. If you want the fractional part, you need to use the floating-point version (for <text:span text:style-name="Source_Text">float</text:span>, <text:span text:style-name="Source_Text">double</text:span>, and <text:span text:style-name="Source_Text">decimal</text:span>): <text:span text:style-name="Source_Text">double fracDiv = 21.0 / 5.0;</text:span> will initialize <text:span text:style-name="Source_Text">fracDiv</text:span> to 4.2.</text:p>
        </text:list-item>
      </text:list>
      <text:h text:style-name="Heading_20_3" text:outline-level="3"><text:bookmark-start text:name="implicit-conversions-in-math"/>Implicit conversions in math<text:bookmark-end text:name="implicit-conversions-in-math"/></text:h>
      <text:list text:style-name="L16">
        <text:list-item>
          <text:p text:style-name="P41">If the two operands/arguments to a math operator are not the same type, they must become the same type – one must be converted</text:p>
        </text:list-item>
        <text:list-item>
          <text:p text:style-name="P41">C# will first try implicit conversion to “promote” a less-precise or smaller value to a more precise, larger type</text:p>
        </text:list-item>
        <text:list-item>
          <text:p text:style-name="P41">Example: with the expression <text:span text:style-name="Source_Text">double fracDiv = 21 / 2.4;</text:span></text:p>
          <text:list text:style-name="L17">
            <text:list-item>
              <text:p text:style-name="P42">Operand types are <text:span text:style-name="Source_Text">int</text:span> and <text:span text:style-name="Source_Text">double</text:span></text:p>
            </text:list-item>
            <text:list-item>
              <text:p text:style-name="P42"><text:span text:style-name="Source_Text">int</text:span> is smaller/less-precise than <text:span text:style-name="Source_Text">double</text:span></text:p>
            </text:list-item>
            <text:list-item>
              <text:p text:style-name="P42">21 gets implicitly converted to 21.0, a <text:span text:style-name="Source_Text">double</text:span> value</text:p>
            </text:list-item>
            <text:list-item>
              <text:p text:style-name="P42">Now the operands are both <text:span text:style-name="Source_Text">double</text:span> type, so the <text:span text:style-name="Source_Text">double</text:span> version of the <text:span text:style-name="Source_Text">/</text:span> operator gets executed</text:p>
            </text:list-item>
            <text:list-item>
              <text:p text:style-name="P42">The result is 8.75, a <text:span text:style-name="Source_Text">double</text:span> value, which gets assigned to the variable <text:span text:style-name="Source_Text">fracDiv</text:span></text:p>
            </text:list-item>
          </text:list>
        </text:list-item>
        <text:list-item>
          <text:p text:style-name="P41">Implicit conversion also happens in assignment statements, which happen <text:span text:style-name="T2">after</text:span> the math expression is computed</text:p>
        </text:list-item>
        <text:list-item>
          <text:p text:style-name="P41">Example: with the expression <text:span text:style-name="Source_Text">double fraction = 21 / 5;</text:span></text:p>
          <text:list text:style-name="L18">
            <text:list-item>
              <text:p text:style-name="P43">Operand types are <text:span text:style-name="Source_Text">int</text:span> and <text:span text:style-name="Source_Text">int</text:span></text:p>
            </text:list-item>
            <text:list-item>
              <text:p text:style-name="P43">Since they match, the <text:span text:style-name="Source_Text">int</text:span> version of <text:span text:style-name="Source_Text">/</text:span> gets executed</text:p>
            </text:list-item>
            <text:list-item>
              <text:p text:style-name="P43">The result is 4, an <text:span text:style-name="Source_Text">int</text:span> value</text:p>
            </text:list-item>
            <text:list-item>
              <text:p text:style-name="P43">Now this value is assigned to the variable <text:span text:style-name="Source_Text">fraction</text:span>, which is <text:span text:style-name="Source_Text">double</text:span> type</text:p>
            </text:list-item>
            <text:list-item>
              <text:p text:style-name="P43">The <text:span text:style-name="Source_Text">int</text:span> value is implicitly converted to the <text:span text:style-name="Source_Text">double</text:span> value 4.0, and <text:span text:style-name="Source_Text">fraction</text:span> is assigned the value 4.0</text:p>
            </text:list-item>
          </text:list>
        </text:list-item>
      </text:list>
      <text:h text:style-name="Heading_20_3" text:outline-level="3"><text:bookmark-start text:name="explicit-conversions-in-math"/>Explicit conversions in math<text:bookmark-end text:name="explicit-conversions-in-math"/></text:h>
      <text:list text:style-name="L19">
        <text:list-item>
          <text:p text:style-name="P44">If the operands are <text:span text:style-name="Source_Text">int</text:span> type, the <text:span text:style-name="Source_Text">int</text:span> version of <text:span text:style-name="Source_Text">/</text:span> will get called, even if you assign the result to a <text:span text:style-name="Source_Text">double</text:span></text:p>
        </text:list-item>
        <text:list-item>
          <text:p text:style-name="P44">You can “force” floating-point division by explicitly converting one operand to <text:span text:style-name="Source_Text">double</text:span> or <text:span text:style-name="Source_Text">float</text:span></text:p>
        </text:list-item>
        <text:list-item>
          <text:p text:style-name="P44">Example:</text:p>
          <text:p text:style-name="P45">int numCookies = 21;</text:p>
          <text:p text:style-name="P46">int numPeople = 6;</text:p>
          <text:p text:style-name="P47">double share = (double) numCookies / numPeople;</text:p>
          <text:p text:style-name="P44">Without the cast, <text:span text:style-name="Source_Text">share</text:span> would get the value 3.0 because <text:span text:style-name="Source_Text">numCookies</text:span> and <text:span text:style-name="Source_Text">numPeople</text:span> are both <text:span text:style-name="Source_Text">int</text:span> type (just like the <text:span text:style-name="Source_Text">fraction</text:span> example above). With the cast, <text:span text:style-name="Source_Text">numCookies</text:span> is converted to the value 21.0 (a <text:span text:style-name="Source_Text">double</text:span>), which means the operands are no longer the same type. This will cause <text:span text:style-name="Source_Text">numPeople</text:span> to be implicitly converted to <text:span text:style-name="Source_Text">double</text:span> in order to make them match, and the <text:span text:style-name="Source_Text">double</text:span> version of <text:span text:style-name="Source_Text">/</text:span> will get called to evaluate <text:span text:style-name="Source_Text">21.0 / 6.0</text:span>. The result is 3.5, so <text:span text:style-name="Source_Text">share</text:span> gets assigned 3.5.</text:p>
        </text:list-item>
        <text:list-item>
          <text:p text:style-name="P44">You might also <text:span text:style-name="T2">need</text:span> a cast to ensure the operands are the same type, if implicit conversion does not work</text:p>
        </text:list-item>
        <text:list-item>
          <text:p text:style-name="P44">Example:</text:p>
          <text:p text:style-name="P48">decimal price = 3.89;</text:p>
          <text:p text:style-name="P49">double shares = 47.75;</text:p>
          <text:p text:style-name="P50">decimal total = price * (decimal) shares;</text:p>
          <text:p text:style-name="P44">In this code, <text:span text:style-name="Source_Text">double</text:span> cannot be implicitly converted to <text:span text:style-name="Source_Text">decimal</text:span>, and <text:span text:style-name="Source_Text">decimal</text:span> cannot be implicitly converted to <text:span text:style-name="Source_Text">double</text:span>, so the multiplication <text:span text:style-name="Source_Text">price * shares</text:span> would produce a compile error. We need an explicit cast to <text:span text:style-name="Source_Text">decimal</text:span> to make both operands the same type (<text:span text:style-name="Source_Text">decimal</text:span>).</text:p>
        </text:list-item>
      </text:list>
      <text:h text:style-name="Heading_20_2" text:outline-level="2"><text:bookmark-start text:name="order-of-operations"/>Order of Operations<text:bookmark-end text:name="order-of-operations"/></text:h>
      <text:list text:style-name="L20">
        <text:list-item>
          <text:p text:style-name="P51">Math operations in C# follow PEMDAS from math class: Parentheses, Exponents, Multiplication, Division, Addition, Subtraction</text:p>
          <text:list text:style-name="L21">
            <text:list-item>
              <text:p text:style-name="P52">Multiplication/division are evaluated together, as are addition/subtraction</text:p>
            </text:list-item>
            <text:list-item>
              <text:p text:style-name="P52">Expressions are evaluated left-to-right</text:p>
            </text:list-item>
            <text:list-item>
              <text:p text:style-name="P52">Example: <text:span text:style-name="Source_Text">int x = 4 = 10 * 3 - 21 / 2 - (3 + 3);</text:span></text:p>
              <text:list text:style-name="L22">
                <text:list-item>
                  <text:p text:style-name="P53">Parentheses: <text:span text:style-name="Source_Text">(3 + 3)</text:span> is evaluated, returns 6</text:p>
                </text:list-item>
                <text:list-item>
                  <text:p text:style-name="P53">Multiplication/Division: <text:span text:style-name="Source_Text">10 * 3</text:span> is evaluated to produce 30, then <text:span text:style-name="Source_Text">21 / 2</text:span> is evaluated to produce 10 (left-to-right)</text:p>
                </text:list-item>
                <text:list-item>
                  <text:p text:style-name="P53">Addition/Subtraction: 4 + 30 - 10 - 6 is evaluated, result is 18</text:p>
                </text:list-item>
              </text:list>
            </text:list-item>
          </text:list>
        </text:list-item>
        <text:list-item>
          <text:p text:style-name="P51">Cast operator is higher priority than all binary operators</text:p>
          <text:list text:style-name="L23">
            <text:list-item>
              <text:p text:style-name="P54">Example: <text:span text:style-name="Source_Text">double share = (double) numCookies / numPeople;</text:span></text:p>
              <text:list text:style-name="L24">
                <text:list-item>
                  <text:p text:style-name="P55">Cast operator is evaluated first, converts <text:span text:style-name="Source_Text">numCookies</text:span> to a <text:span text:style-name="Source_Text">double</text:span></text:p>
                </text:list-item>
                <text:list-item>
                  <text:p text:style-name="P55">Division is evaluated next, but operand types do not match</text:p>
                </text:list-item>
                <text:list-item>
                  <text:p text:style-name="P55"><text:span text:style-name="Source_Text">numPeople</text:span> is implicitly converted to <text:span text:style-name="Source_Text">double</text:span> to make operand types match</text:p>
                </text:list-item>
                <text:list-item>
                  <text:p text:style-name="P55">Then division is evaluated, result is 21.0 / 6.0 = 3.5</text:p>
                </text:list-item>
              </text:list>
            </text:list-item>
          </text:list>
        </text:list-item>
        <text:list-item>
          <text:p text:style-name="P51">Parentheses always increase priority, even with casts</text:p>
          <text:list text:style-name="L25">
            <text:list-item>
              <text:p text:style-name="P56">An expression in parentheses gets evaluated before the cast “next to” it</text:p>
            </text:list-item>
            <text:list-item>
              <text:p text:style-name="P56">Example:</text:p>
              <text:p text:style-name="P57">int a = 5, b = 4;</text:p>
              <text:p text:style-name="P58">double result = (double) (a / b);</text:p>
              <text:p text:style-name="P56">The expression in parentheses gets evaluated first, then the result has the <text:span text:style-name="Source_Text">(double)</text:span> cast applied to it. That means <text:span text:style-name="Source_Text">a / b</text:span> is evaluated to produce 1, since <text:span text:style-name="Source_Text">a</text:span> and <text:span text:style-name="Source_Text">b</text:span> are both <text:span text:style-name="Source_Text">int</text:span> type, and then that result is cast to a <text:span text:style-name="Source_Text">double</text:span>, producing 1.0.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8-15T18:01:47Z</meta:creation-date>
    <dc:date>2024-08-15T18:01:47Z</dc:date>
  </office:meta>
</office:document-meta>
</file>

<file path=Formula-0/content.xml><?xml version="1.0" encoding="utf-8"?>
<math xmlns="http://www.w3.org/1998/Math/MathML" display="inline">
  <mrow>
    <mn>21</mn>
    <mo>÷</mo>
    <mn>5</mn>
  </mrow>
</math>
</file>